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Heading_20_1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Исследования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методы и блоки библиотеки «Исследования».</text:p>
            <text:p text:style-name="P1">Блоки библиотеки «Исследования» предназначены для проведения операций частотного анализа и оптимизации параметров схем и алгоритмов.</text:p>
            <text:p text:style-name="P1"><text:span text:style-name="T1">Примечание</text:span>: библиотека находится в разработке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атистика</dc:title>
    <dc:date>2016-04-04T17:27:34.51</dc:date>
    <meta:generator>OpenOffice/4.1.1$Win32 OpenOffice.org_project/411m6$Build-9775</meta:generator>
    <meta:editing-duration>PT4H46M28S</meta:editing-duration>
    <meta:editing-cycles>136</meta:editing-cycles>
    <meta:document-statistic meta:table-count="1" meta:image-count="0" meta:object-count="0" meta:page-count="1" meta:paragraph-count="4" meta:word-count="30" meta:character-count="262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